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style:font-name="Calibri Light1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yleguide</text:p>
      <text:h text:style-name="Heading_20_1" text:outline-level="1">Dokumente </text:h>
      <text:h text:style-name="Heading_20_2" text:outline-level="2">Benennung</text:h>
      <text:list xml:id="list588315441597864706" text:style-name="L1">
        <text:list-item>
          <text:p text:style-name="P4">Dokumentenname beginnen mit einem Großbuchstaben</text:p>
        </text:list-item>
        <text:list-item>
          <text:p text:style-name="P4">Besteht eine Benennung aus mehreren Worten, wird durch einen Unterstrich getrennt</text:p>
        </text:list-item>
      </text:list>
      <text:h text:style-name="Heading_20_2" text:outline-level="2">Schriftarten -und größen</text:h>
      <text:list xml:id="list6539512513806733460" text:style-name="L2">
        <text:list-item>
          <text:p text:style-name="P5">Dokumentenüberschrift (nicht nummeriert, zB „Styleguide): CalibriLight, fett, 18pt</text:p>
        </text:list-item>
        <text:list-item>
          <text:p text:style-name="P5">Überschrif 1: Calibri Light, fett, 16pt</text:p>
        </text:list-item>
        <text:list-item>
          <text:p text:style-name="P5">Überschrift 2: Calibri Light, fett, 14pt</text:p>
        </text:list-item>
        <text:list-item>
          <text:p text:style-name="P5">Überschrift 3: Calibri Light, fett, 13pt</text:p>
        </text:list-item>
        <text:list-item>
          <text:p text:style-name="P5">Text: Calibri, standard, 12pt</text:p>
        </text:list-item>
        <text:list-item>
          <text:p text:style-name="P5">Text als Überschrift, Hervorhebung: Calibri, fett, 12pt</text:p>
        </text:list-item>
        <text:list-item>
          <text:p text:style-name="P5">(Bsp: Spaltenüberschriften, ID von Anforderungen...)</text:p>
        </text:list-item>
      </text:list>
      <text:h text:style-name="Heading_20_2" text:outline-level="2">Kopf- und Fußzeile</text:h>
      <text:list xml:id="list1774295765456363293" text:style-name="L3">
        <text:list-item>
          <text:p text:style-name="P6">Kopfzeile: Calibri, standard, zentriert, 10pt</text:p>
          <text:list>
            <text:list-item>
              <text:p text:style-name="P6">Text: HS Bremen, IFI, SoSe 2017 Programmierpraktikum</text:p>
            </text:list-item>
          </text:list>
        </text:list-item>
        <text:list-item>
          <text:p text:style-name="P6">Fußzeile: Calibri, standard 10pt</text:p>
          <text:list>
            <text:list-item>
              <text:p text:style-name="P6">Datum zentriert und Seitennummerierung rechtsbündig</text:p>
            </text:list-item>
            <text:list-item>
              <text:p text:style-name="P6">Text: Datum und Seitennummerierung: 3/45</text:p>
            </text:list-item>
          </text:list>
        </text:list-item>
      </text:list>
      <text:h text:style-name="Heading_20_1" text:outline-level="1">Quellcode</text:h>
      <text:h text:style-name="Heading_20_2" text:outline-level="2">Zeichenkodierung</text:h>
      <text:list xml:id="list6174536604270965397" text:style-name="L4">
        <text:list-item>
          <text:p text:style-name="P7">UTF-8</text:p>
        </text:list-item>
      </text:list>
      <text:h text:style-name="Heading_20_2" text:outline-level="2">Bennenung<text:tab/></text:h>
      <text:list xml:id="list5557159191685245978" text:style-name="L5">
        <text:list-item>
          <text:p text:style-name="P8">Klassen, Variablen, Methoden werden english benannt</text:p>
        </text:list-item>
        <text:list-item>
          <text:p text:style-name="P8">Namen, die aus mehreren Worten bestehen werden als Camelcase geschrieben</text:p>
          <text:list>
            <text:list-item>
              <text:p text:style-name="P8">Bsp: String newWishListName;</text:p>
            </text:list-item>
            <text:list-item>
              <text:p text:style-name="P8"><text:soft-page-break/>Bsp: public class WhishList;</text:p>
            </text:list-item>
            <text:list-item>
              <text:p text:style-name="P8">Bsp: public String getWhishListName();</text:p>
            </text:list-item>
          </text:list>
        </text:list-item>
      </text:list>
      <text:h text:style-name="Heading_20_3" text:outline-level="3">Klassen</text:h>
      <text:list xml:id="list522784133168185446" text:style-name="L6">
        <text:list-item>
          <text:p text:style-name="P9">Beginnen mit Großbuchstaben</text:p>
          <text:list>
            <text:list-item>
              <text:p text:style-name="P9">Bsp: public class WhishList;</text:p>
            </text:list-item>
          </text:list>
        </text:list-item>
      </text:list>
      <text:h text:style-name="Heading_20_3" text:outline-level="3">Variablen</text:h>
      <text:list xml:id="list472515595289554754" text:style-name="L7">
        <text:list-item>
          <text:p text:style-name="P10">Beginnen mit Kleinbuchstaben</text:p>
          <text:list>
            <text:list-item>
              <text:p text:style-name="P10">Bsp: int indexWhishList;</text:p>
            </text:list-item>
            <text:list-item>
              <text:p text:style-name="P10">Bsp: int i;</text:p>
            </text:list-item>
          </text:list>
        </text:list-item>
      </text:list>
      <text:h text:style-name="Heading_20_3" text:outline-level="3">Methoden</text:h>
      <text:list xml:id="list3940107645824648835" text:style-name="L8">
        <text:list-item>
          <text:p text:style-name="P11">Beginnen mit Kleinbuchstaben</text:p>
          <text:list>
            <text:list-item>
              <text:p text:style-name="P11">Bsp: public String getWhishListName();</text:p>
            </text:list-item>
            <text:list-item>
              <text:p text:style-name="P11">Bsp: private void connectDB();</text:p>
            </text:list-item>
          </text:list>
        </text:list-item>
      </text:list>
      <text:h text:style-name="Heading_20_2" text:outline-level="2">Datenbank Benennungen</text:h>
      <text:list xml:id="list2219507078427872308" text:style-name="L13">
        <text:list-item>
          <text:p text:style-name="P16">Nur Kleinbuchstaben</text:p>
        </text:list-item>
        <text:list-item>
          <text:p text:style-name="P16">Unterstrich zur Trennung von Bennenungen aus mehreren Worten</text:p>
        </text:list-item>
      </text:list>
      <text:h text:style-name="Heading_20_2" text:outline-level="2">Quellcodeformatierung</text:h>
      <text:h text:style-name="Heading_20_3" text:outline-level="3">Zeilenlänge</text:h>
      <text:list xml:id="list4764239491515562290" text:style-name="L9">
        <text:list-item>
          <text:p text:style-name="P12">Zeilenlänge: maximal 150 Zeichen</text:p>
        </text:list-item>
      </text:list>
      <text:h text:style-name="Heading_20_3" text:outline-level="3">Einrückung</text:h>
      <text:list xml:id="list4443216667004529775" text:style-name="L10">
        <text:list-item>
          <text:p text:style-name="P13">Konstant nach gültigen Konventionen einrücken, mit Tabulator Taste</text:p>
        </text:list-item>
        <text:list-item>
          <text:p text:style-name="P13">Bsp:</text:p>
          <text:p text:style-name="P13">public class Example(){</text:p>
          <text:list>
            <text:list-header>
              <text:p text:style-name="P13">private String exampleString;</text:p>
              <text:p text:style-name="P13">public void main(String[] args){</text:p>
              <text:list>
                <text:list-header>
                  <text:p text:style-name="P13">if(true){</text:p>
                  <text:list>
                    <text:list-header>
                      <text:p text:style-name="P13">System.out.println(„xy“);</text:p>
                    </text:list-header>
                  </text:list>
                  <text:p text:style-name="P13"><text:soft-page-break/>}</text:p>
                </text:list-header>
              </text:list>
              <text:p text:style-name="P13">}</text:p>
            </text:list-header>
          </text:list>
          <text:p text:style-name="P13">}</text:p>
        </text:list-item>
      </text:list>
      <text:h text:style-name="Heading_20_3" text:outline-level="3">Leerzeichen</text:h>
      <text:list xml:id="list2774233119341006411" text:style-name="L11">
        <text:list-item>
          <text:p text:style-name="P14">Vor und nach Vergleichsoperatoren</text:p>
        </text:list-item>
        <text:list-item>
          <text:p text:style-name="P14">Keine Leerzeichen zwischen Schlüsselwort und Klammer</text:p>
        </text:list-item>
        <text:list-item>
          <text:p text:style-name="P14">Keine Leerzeichen zwischen öffnender Klammer und erstem Inhalt sowie letztem Inhalt und schließender Klammer</text:p>
          <text:list>
            <text:list-item>
              <text:p text:style-name="P14">Bsp: if(zahl == 1){...}</text:p>
            </text:list-item>
            <text:list-item>
              <text:p text:style-name="P14">for(int i = 0; i &lt; array.length; i++){...}</text:p>
            </text:list-item>
          </text:list>
        </text:list-item>
      </text:list>
      <text:h text:style-name="Heading_20_2" text:outline-level="2">Kommentare</text:h>
      <text:list xml:id="list2074821639147546437" text:style-name="L12">
        <text:list-item>
          <text:p text:style-name="P15">Kommentare werden auf deutsch geschrieben</text:p>
        </text:list-item>
        <text:list-item>
          <text:p text:style-name="P15">Kommentare werden als javadoc Kommentare geschrieben</text:p>
        </text:list-item>
        <text:list-item>
          <text:p text:style-name="P15">Methoden kommentieren:</text:p>
          <text:p text:style-name="P15">/**Dies ist ein Kommentar text text text text text text text text text text text text text text </text:p>
          <text:p text:style-name="P15">* über mehrere Zeilen text text text text vtext text </text:p>
          <text:p text:style-name="P15"><text:a xlink:type="simple" xlink:href="mailto:*@param" text:style-name="Internet_20_link" text:visited-style-name="Visited_20_Internet_20_Link">*@param</text:a> eingabeparam</text:p>
          <text:p text:style-name="P15"><text:a xlink:type="simple" xlink:href="mailto:*@return" text:style-name="Internet_20_link" text:visited-style-name="Visited_20_Internet_20_Link">*@return</text:a> ausgabeparam</text:p>
          <text:p text:style-name="P15"><text:a xlink:type="simple" xlink:href="mailto:*@see" text:style-name="Internet_20_link" text:visited-style-name="Visited_20_Internet_20_Link">*@see</text:a> relevanteMethode</text:p>
          <text:p text:style-name="P15">*/</text:p>
        </text:list-item>
        <text:list-item>
          <text:p text:style-name="P15">Klassen kommentieren:</text:p>
          <text:p text:style-name="P15">/**Dies ist ein Kommentar text text text text text text text text text text text text text text </text:p>
          <text:p text:style-name="P15">* über mehrere Zeilen text text text text vtext text </text:p>
          <text:p text:style-name="P15"><text:a xlink:type="simple" xlink:href="mailto:*@author" text:style-name="Internet_20_link" text:visited-style-name="Visited_20_Internet_20_Link">*@author</text:a> Autorin</text:p>
          <text:p text:style-name="P15">*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 Light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 Ligh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 Light" fo:font-size="13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HS Bremen, IFI, SoSe 2017 Programmierpraktikum</text:p>
      </style:header>
      <style:footer>
        <text:p text:style-name="MP2"><text:tab/><text:date style:data-style-name="N37" text:date-value="2017-05-05T18:20:58.23" text:fixed="true">05.05.17</text:date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skia Rütjerodt</meta:initial-creator>
    <meta:creation-date>2017-05-05T15:16:06.51</meta:creation-date>
    <dc:date>2017-05-28T11:57:20.18</dc:date>
    <dc:creator>Saskia Rütjerodt</dc:creator>
    <meta:editing-duration>PT3H15M8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3" meta:paragraph-count="79" meta:word-count="400" meta:character-count="2620"/>
  </office:meta>
</office:document-meta>
</file>